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dePointMapping.mapChar( char c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bstractCodePointMapping.getUnicodeCha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dePointMapp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dePointMapping.getUnicodeForIndex(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dePointMapping.buildFromTable( int [ ] tab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bstractCodePointMapping.getCodePointForGlyph( String cha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CodePointMapping.AbstractCodePointMapping( String name , int [ ] table , String [ ] charName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CodePointMapping.putFallbackCharacter( char c , char map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CodePointMapping.AbstractCodePointMapping( String name , int [ ] 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dePointMapping.getCharNameMa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CodePointMappin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